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nsolas" svg:font-family="Consolas, Menlo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style="italic" fo:font-weight="bold" officeooo:rsid="001cf125" officeooo:paragraph-rsid="001cf125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style="italic" fo:font-weight="bold" officeooo:rsid="001cf125" officeooo:paragraph-rsid="001cf125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f5991" officeooo:paragraph-rsid="001f5991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f5991" officeooo:paragraph-rsid="0022e8f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f5991" officeooo:paragraph-rsid="0024c085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2c8424" officeooo:paragraph-rsid="002c8424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2fec8a" officeooo:paragraph-rsid="002fec8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19ddb" officeooo:paragraph-rsid="003404f5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45b19" officeooo:paragraph-rsid="00345b19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4c39e" officeooo:paragraph-rsid="0034c39e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7b64d" officeooo:paragraph-rsid="0037b64d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8724c" officeooo:paragraph-rsid="0037b64d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72851" officeooo:paragraph-rsid="00472851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34c39e" officeooo:paragraph-rsid="0034c39e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3fddc4" officeooo:paragraph-rsid="003fddc4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432280" officeooo:paragraph-rsid="0043228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472851" officeooo:paragraph-rsid="00472851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5de2cd" officeooo:paragraph-rsid="005de2cd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498fa8"/>
    </style:style>
    <style:style style:name="P20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1f5991" officeooo:paragraph-rsid="0022e8fd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1f5991" officeooo:paragraph-rsid="00253f4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2afa81" officeooo:paragraph-rsid="002afa81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2b6266" officeooo:paragraph-rsid="002b626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2c8424" officeooo:paragraph-rsid="002c842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2fec8a" officeooo:paragraph-rsid="002fec8a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36a3fc" officeooo:paragraph-rsid="0036a3fc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imbus Mono PS" fo:font-size="14pt" fo:font-style="normal" fo:font-weight="normal" officeooo:rsid="0037b64d" officeooo:paragraph-rsid="0037b64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imbus Mono PS" fo:font-size="14pt" fo:font-style="normal" fo:font-weight="bold" officeooo:rsid="00406be8" officeooo:paragraph-rsid="00406be8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Nimbus Mono PS" fo:font-size="14pt" fo:font-style="normal" fo:font-weight="bold" officeooo:rsid="00416c1c" officeooo:paragraph-rsid="00416c1c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Nimbus Mono PS" fo:font-size="14pt" fo:font-style="normal" fo:font-weight="bold" officeooo:rsid="0041cd4e" officeooo:paragraph-rsid="0041cd4e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Nimbus Mono PS" fo:font-size="14pt" fo:font-style="normal" fo:font-weight="bold" officeooo:rsid="00432280" officeooo:paragraph-rsid="00432280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Arial"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" fo:font-size="14pt" fo:font-style="normal" style:text-underline-style="none" fo:font-weight="normal" officeooo:rsid="0052bad1" officeooo:paragraph-rsid="0052bad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" fo:font-size="14pt" fo:font-style="normal" style:text-underline-style="none" fo:font-weight="normal" officeooo:rsid="00540fad" officeooo:paragraph-rsid="0052bad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" fo:font-size="14pt" fo:font-style="normal" style:text-underline-style="none" fo:font-weight="normal" officeooo:rsid="0055df0d" officeooo:paragraph-rsid="0055df0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Arial" fo:font-size="14pt" fo:font-style="normal" style:text-underline-style="none" fo:font-weight="normal" officeooo:rsid="005fb2bd" officeooo:paragraph-rsid="0061233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Arial" fo:font-size="14pt" fo:font-style="normal" style:text-underline-style="none" fo:font-weight="normal" officeooo:rsid="006410bf" officeooo:paragraph-rsid="006410b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Arial" fo:font-size="14pt" fo:font-style="normal" style:text-underline-style="none" fo:font-weight="normal" officeooo:rsid="006978e1" officeooo:paragraph-rsid="006978e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" fo:font-size="14pt" fo:font-style="normal" style:text-underline-style="none" fo:font-weight="bold" officeooo:rsid="005ad495" officeooo:paragraph-rsid="005ad495" fo:background-color="transparent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" fo:font-size="14pt" fo:font-style="normal" style:text-underline-style="none" fo:font-weight="bold" officeooo:rsid="005f5fc7" officeooo:paragraph-rsid="005f5fc7" fo:background-color="transparent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" fo:font-size="14pt" fo:font-style="normal" style:text-underline-style="none" fo:font-weight="bold" officeooo:rsid="005fb2bd" officeooo:paragraph-rsid="00612332" fo:background-color="transparent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Arial" fo:font-size="14pt" fo:font-style="normal" style:text-underline-style="none" fo:font-weight="bold" officeooo:rsid="006410bf" officeooo:paragraph-rsid="006410bf" fo:background-color="transparent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Arial" fo:font-size="14pt" fo:font-style="normal" style:text-underline-style="none" fo:font-weight="bold" officeooo:rsid="006978e1" officeooo:paragraph-rsid="006978e1" fo:background-color="transparent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Arial" fo:font-size="14pt" fo:font-style="normal" style:text-underline-style="none" fo:font-weight="bold" officeooo:rsid="00698c97" officeooo:paragraph-rsid="00698c97" fo:background-color="transparent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Nimbus Mono PS" fo:font-size="14pt" fo:font-style="normal" style:text-underline-style="none" fo:font-weight="normal" officeooo:rsid="00540fad" officeooo:paragraph-rsid="0052bad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Nimbus Mono PS"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style:line-height-at-least="0.503cm"/>
      <style:text-properties fo:color="#000000" loext:opacity="100%" style:font-name="Nimbus Mono PS"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Nimbus Mono PS" fo:font-size="14pt" fo:font-style="normal" style:text-underline-style="none" fo:font-weight="normal" officeooo:paragraph-rsid="0057a72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style:line-height-at-least="0.503cm" fo:text-align="start" style:justify-single-word="false"/>
      <style:text-properties fo:color="#000000" loext:opacity="100%" style:font-name="Nimbus Mono PS"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Nimbus Mono PS"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Nimbus Mono PS" fo:font-size="14pt" fo:font-style="normal" style:text-underline-style="none" fo:font-weight="normal" officeooo:paragraph-rsid="00698c9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Nimbus Mono PS" fo:font-size="14pt" fo:font-style="normal" style:text-underline-style="none" fo:font-weight="normal" officeooo:rsid="0057a728" officeooo:paragraph-rsid="0057a72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Nimbus Mono PS" fo:font-size="14pt" fo:font-style="normal" style:text-underline-style="none" fo:font-weight="normal" officeooo:rsid="005fb2bd" officeooo:paragraph-rsid="0061233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>
      <style:paragraph-properties fo:margin-top="0cm" fo:margin-bottom="0cm" style:contextual-spacing="false"/>
    </style:style>
    <style:style style:name="P55" style:family="paragraph" style:parent-style-name="Text_20_body">
      <style:text-properties fo:font-weight="bold" officeooo:rsid="004be918" officeooo:paragraph-rsid="004be918" style:font-weight-asian="bold" style:font-weight-complex="bold"/>
    </style:style>
    <style:style style:name="P56" style:family="paragraph" style:parent-style-name="Text_20_body">
      <style:text-properties fo:font-weight="bold" officeooo:rsid="004e3ff0" officeooo:paragraph-rsid="004e3ff0" style:font-weight-asian="bold" style:font-weight-complex="bold"/>
    </style:style>
    <style:style style:name="T1" style:family="text">
      <style:text-properties officeooo:rsid="001da033"/>
    </style:style>
    <style:style style:name="T2" style:family="text">
      <style:text-properties officeooo:rsid="00211092"/>
    </style:style>
    <style:style style:name="T3" style:family="text">
      <style:text-properties officeooo:rsid="0022c590"/>
    </style:style>
    <style:style style:name="T4" style:family="text">
      <style:text-properties officeooo:rsid="0022e8fd"/>
    </style:style>
    <style:style style:name="T5" style:family="text">
      <style:text-properties officeooo:rsid="0022ed3f"/>
    </style:style>
    <style:style style:name="T6" style:family="text">
      <style:text-properties officeooo:rsid="0024c085"/>
    </style:style>
    <style:style style:name="T7" style:family="text">
      <style:text-properties officeooo:rsid="0027522b"/>
    </style:style>
    <style:style style:name="T8" style:family="text">
      <style:text-properties officeooo:rsid="002891b3"/>
    </style:style>
    <style:style style:name="T9" style:family="text">
      <style:text-properties officeooo:rsid="002afa81"/>
    </style:style>
    <style:style style:name="T10" style:family="text">
      <style:text-properties officeooo:rsid="002b6266"/>
    </style:style>
    <style:style style:name="T11" style:family="text">
      <style:text-properties officeooo:rsid="002c8424"/>
    </style:style>
    <style:style style:name="T12" style:family="text">
      <style:text-properties officeooo:rsid="002e1223"/>
    </style:style>
    <style:style style:name="T13" style:family="text">
      <style:text-properties officeooo:rsid="00319ddb"/>
    </style:style>
    <style:style style:name="T14" style:family="text">
      <style:text-properties officeooo:rsid="003241cd"/>
    </style:style>
    <style:style style:name="T15" style:family="text">
      <style:text-properties officeooo:rsid="003404f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fe9f8" style:font-weight-asian="normal" style:font-weight-complex="normal"/>
    </style:style>
    <style:style style:name="T18" style:family="text">
      <style:text-properties fo:font-weight="normal" officeooo:rsid="00416c1c" style:font-weight-asian="normal" style:font-weight-complex="normal"/>
    </style:style>
    <style:style style:name="T19" style:family="text">
      <style:text-properties fo:font-weight="normal" officeooo:rsid="0041cd4e" style:font-weight-asian="normal" style:font-weight-complex="normal"/>
    </style:style>
    <style:style style:name="T20" style:family="text">
      <style:text-properties fo:font-weight="normal" officeooo:rsid="00443ef3" style:font-weight-asian="normal" style:font-weight-complex="normal"/>
    </style:style>
    <style:style style:name="T21" style:family="text">
      <style:text-properties fo:font-weight="normal" officeooo:rsid="00447ad3" style:font-weight-asian="normal" style:font-weight-complex="normal"/>
    </style:style>
    <style:style style:name="T22" style:family="text">
      <style:text-properties fo:font-weight="normal" officeooo:rsid="00458840" style:font-weight-asian="normal" style:font-weight-complex="normal"/>
    </style:style>
    <style:style style:name="T23" style:family="text">
      <style:text-properties fo:font-weight="normal" officeooo:rsid="005f5fc7" style:font-weight-asian="normal" style:font-weight-complex="normal"/>
    </style:style>
    <style:style style:name="T24" style:family="text">
      <style:text-properties fo:font-weight="normal" officeooo:rsid="005fb2bd" style:font-weight-asian="normal" style:font-weight-complex="normal"/>
    </style:style>
    <style:style style:name="T25" style:family="text">
      <style:text-properties fo:font-weight="normal" officeooo:rsid="00612332" style:font-weight-asian="normal" style:font-weight-complex="normal"/>
    </style:style>
    <style:style style:name="T26" style:family="text">
      <style:text-properties fo:font-weight="normal" officeooo:rsid="006e14b6" style:font-weight-asian="normal" style:font-weight-complex="normal"/>
    </style:style>
    <style:style style:name="T27" style:family="text">
      <style:text-properties fo:font-weight="normal" officeooo:rsid="0072afa2" style:font-weight-asian="normal" style:font-weight-complex="normal"/>
    </style:style>
    <style:style style:name="T28" style:family="text">
      <style:text-properties fo:color="#000000" loext:opacity="100%" style:font-name="Arial" fo:font-size="14pt" style:font-size-asian="14pt" style:font-size-complex="14pt"/>
    </style:style>
    <style:style style:name="T29" style:family="text">
      <style:text-properties fo:color="#000000" loext:opacity="100%" style:font-name="Arial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loext:opacity="100%" style:font-name="Arial" fo:font-size="14pt" fo:font-weight="normal" officeooo:rsid="004be918" style:font-size-asian="14pt" style:font-weight-asian="normal" style:font-size-complex="14pt" style:font-weight-complex="normal"/>
    </style:style>
    <style:style style:name="T31" style:family="text">
      <style:text-properties fo:color="#000000" loext:opacity="100%" style:font-name="Arial" fo:font-size="14pt" fo:font-weight="normal" officeooo:rsid="004f4b99" style:font-size-asian="14pt" style:font-weight-asian="normal" style:font-size-complex="14pt" style:font-weight-complex="normal"/>
    </style:style>
    <style:style style:name="T32" style:family="text">
      <style:text-properties fo:color="#000000" loext:opacity="100%" style:font-name="Arial" fo:font-size="14pt" fo:font-weight="normal" officeooo:rsid="004fd1e4" style:font-size-asian="14pt" style:font-weight-asian="normal" style:font-size-complex="14pt" style:font-weight-complex="normal"/>
    </style:style>
    <style:style style:name="T33" style:family="text">
      <style:text-properties officeooo:rsid="0037b64d"/>
    </style:style>
    <style:style style:name="T34" style:family="text">
      <style:text-properties officeooo:rsid="003837fe"/>
    </style:style>
    <style:style style:name="T35" style:family="text">
      <style:text-properties officeooo:rsid="0038724c"/>
    </style:style>
    <style:style style:name="T36" style:family="text">
      <style:text-properties officeooo:rsid="0039ac9c"/>
    </style:style>
    <style:style style:name="T37" style:family="text">
      <style:text-properties officeooo:rsid="0039df03"/>
    </style:style>
    <style:style style:name="T38" style:family="text">
      <style:text-properties officeooo:rsid="003afe34"/>
    </style:style>
    <style:style style:name="T39" style:family="text">
      <style:text-properties officeooo:rsid="003c45ad"/>
    </style:style>
    <style:style style:name="T40" style:family="text">
      <style:text-properties officeooo:rsid="00484d52"/>
    </style:style>
    <style:style style:name="T41" style:family="text">
      <style:text-properties officeooo:rsid="00497cf9"/>
    </style:style>
    <style:style style:name="T42" style:family="text">
      <style:text-properties style:font-name="Arial" fo:font-size="14pt" fo:font-style="normal" officeooo:rsid="00498fa8" style:font-size-asian="14pt" style:font-style-asian="normal" style:font-size-complex="14pt" style:font-style-complex="normal"/>
    </style:style>
    <style:style style:name="T43" style:family="text">
      <style:text-properties fo:color="#569cd6" loext:opacity="100%"/>
    </style:style>
    <style:style style:name="T44" style:family="text">
      <style:text-properties fo:color="#d4d4d4" loext:opacity="100%"/>
    </style:style>
    <style:style style:name="T45" style:family="text">
      <style:text-properties fo:color="#4ec9b0" loext:opacity="100%"/>
    </style:style>
    <style:style style:name="T46" style:family="text">
      <style:text-properties fo:color="#ce9178" loext:opacity="100%"/>
    </style:style>
    <style:style style:name="T47" style:family="text">
      <style:text-properties fo:color="#dcdcaa" loext:opacity="100%"/>
    </style:style>
    <style:style style:name="T48" style:family="text">
      <style:text-properties fo:color="#9cdcfe" loext:opacity="100%"/>
    </style:style>
    <style:style style:name="T49" style:family="text">
      <style:text-properties officeooo:rsid="0058fbac"/>
    </style:style>
    <style:style style:name="T50" style:family="text">
      <style:text-properties officeooo:rsid="005bc992"/>
    </style:style>
    <style:style style:name="T51" style:family="text">
      <style:text-properties officeooo:rsid="005bcfec"/>
    </style:style>
    <style:style style:name="T52" style:family="text">
      <style:text-properties officeooo:rsid="005c6c32"/>
    </style:style>
    <style:style style:name="T53" style:family="text">
      <style:text-properties officeooo:rsid="006cb147"/>
    </style:style>
    <style:style style:name="T54" style:family="text">
      <style:text-properties officeooo:rsid="006dd049"/>
    </style:style>
    <style:style style:name="T55" style:family="text">
      <style:text-properties officeooo:rsid="006e7d33"/>
    </style:style>
    <style:style style:name="T56" style:family="text">
      <style:text-properties officeooo:rsid="0070f8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PHP</text:p>
      <text:p text:style-name="P1"/>
      <text:p text:style-name="P2"><text:span text:style-name="T1">POO (Progamação Orientada a Objetos)</text:span>:</text:p>
      <text:p text:style-name="P2"/>
      <text:p text:style-name="P3"><text:tab/><text:span text:style-name="T2">A dois tipos de progamação… a Progamação Procedural e Progamação OO (Orientada a Objetos).</text:span></text:p>
      <text:p text:style-name="P3"><text:tab/><text:span text:style-name="T2">A Procedural é um tipo de progamação onde trabalhamos sem classes e sem objetos, utilizando apenas procedimentos e funções. Já a Orientada a Objetos tem o objetivo de criar classes com esses procedimentos e sempre que quisermos utilizá-los criamos um objeto que instanciará estas funcionalidades.</text:span></text:p>
      <text:p text:style-name="P3"><text:tab/><text:span text:style-name="T3">Todo esse procedimento torna o código mais rápido e fácil de executar; deixa o código mais fácil de entender; evita repetição de código, ajudando na manutenção e depuração deste.</text:span></text:p>
      <text:p text:style-name="P4"><text:tab/><text:span text:style-name="T3">Esse princípio se chama DRY (Don’t Repeat Yourself) que é o princípio onde reduzimos as linhas de código e criamos funcionalidades que podem ser repetidas ao invés de serem replicadas.</text:span></text:p>
      <text:p text:style-name="P4"/>
      <text:p text:style-name="P20"><text:span text:style-name="T4">Class </text:span><text:span text:style-name="T5">Pessoas</text:span><text:span text:style-name="T4">{</text:span></text:p>
      <text:p text:style-name="P20"/>
      <text:p text:style-name="P20"><text:tab/><text:span text:style-name="T4">public $nome;</text:span></text:p>
      <text:p text:style-name="P20"/>
      <text:p text:style-name="P20"><text:tab/><text:span text:style-name="T9">public function set_n</text:span><text:span text:style-name="T10">o</text:span><text:span text:style-name="T9">me($n</text:span><text:span text:style-name="T10">ome</text:span><text:span text:style-name="T9">){</text:span></text:p>
      <text:p text:style-name="P20"><text:tab/><text:tab/></text:p>
      <text:p text:style-name="P20"><text:tab/><text:tab/><text:span text:style-name="T9">$this→n</text:span><text:span text:style-name="T10">ome</text:span><text:span text:style-name="T9"> = $n</text:span><text:span text:style-name="T10">o</text:span><text:span text:style-name="T9">me;</text:span></text:p>
      <text:p text:style-name="P20"><text:tab/></text:p>
      <text:p text:style-name="P20"><text:tab/><text:span text:style-name="T9">}</text:span></text:p>
      <text:p text:style-name="P20"/>
      <text:p text:style-name="P22"><text:tab/>public function get_n<text:span text:style-name="T10">o</text:span>me($n<text:span text:style-name="T10">ome</text:span>){</text:p>
      <text:p text:style-name="P22"><text:tab/></text:p>
      <text:p text:style-name="P22"><text:tab/><text:tab/>return $this→n<text:span text:style-name="T10">o</text:span>me;</text:p>
      <text:p text:style-name="P22"><text:tab/><text:tab/><text:line-break/><text:tab/>{</text:p>
      <text:p text:style-name="P20"><text:span text:style-name="T3"><text:line-break/></text:span><text:span text:style-name="T4">}</text:span></text:p>
      <text:p text:style-name="P4"/>
      <text:p text:style-name="P5"><text:span text:style-name="T3"><text:tab/></text:span><text:span text:style-name="T4">Neste exemplo por exemplo temos uma classe onde temos uma </text:span><text:span text:style-name="T56">propriedade</text:span><text:span text:style-name="T4"> chamada “nome” </text:span><text:span text:style-name="T5">e uma </text:span><text:span text:style-name="T56">propriedade</text:span><text:span text:style-name="T5"> chamada “idade”</text:span><text:span text:style-name="T4">. </text:span><text:span text:style-name="T5">A partir dessa classe podemos criar diversos objetos “pessoas” com </text:span><text:span text:style-name="T7">dados diferentes</text:span><text:span text:style-name="T5"> setados </text:span><text:span text:style-name="T7">em </text:span><text:span text:style-name="T8">determinadas propriedades</text:span><text:span text:style-name="T5">.</text:span></text:p>
      <text:p text:style-name="P5"/>
      <text:p text:style-name="P21"><text:span text:style-name="T6">$carlos = new Pessoa ( );</text:span></text:p>
      <text:p text:style-name="P23"><text:soft-page-break/>$carlos→set_no<text:span text:style-name="T11">me(</text:span>‘B<text:span text:style-name="T11">runo’);</text:span></text:p>
      <text:p text:style-name="P24">echo $carlos→get_name( );</text:p>
      <text:p text:style-name="P6"/>
      <text:p text:style-name="P6"><text:tab/><text:span text:style-name="T12">Podemos instanciar essas propriedades fora da classe também sem o uso do “$this”.</text:span></text:p>
      <text:p text:style-name="P24"/>
      <text:p text:style-name="P25">Class Pessoa{</text:p>
      <text:p text:style-name="P25"><text:tab/></text:p>
      <text:p text:style-name="P25"><text:tab/>public $nome;</text:p>
      <text:p text:style-name="P25"/>
      <text:p text:style-name="P25">}</text:p>
      <text:p text:style-name="P25"/>
      <text:p text:style-name="P25">$bruno = new Pessoa ( );</text:p>
      <text:p text:style-name="P25">$bru<text:span text:style-name="T13">no-&gt;</text:span>nome = ‘Bruno’;</text:p>
      <text:p text:style-name="P7"/>
      <text:p text:style-name="P8"><text:tab/><text:span text:style-name="T14">Podemos também verificar se o objeto pertence a uma classe específica </text:span><text:span text:style-name="T15">utilizando a </text:span><text:span text:style-name="T56">função</text:span><text:span text:style-name="T15"> “instanceof”.</text:span></text:p>
      <text:p text:style-name="P8"/>
      <text:p text:style-name="P9">var_dump($bruno instanceof Pessoa);</text:p>
      <text:p text:style-name="P9"/>
      <text:p text:style-name="P14">Construtor:</text:p>
      <text:p text:style-name="P14"/>
      <text:p text:style-name="P10"><text:tab/>O construtor é muito importante dentro de uma classe. Esse tem a finalidade de setar funcionalidades dentro da classe que serão ativadas sempre que um objeto for instanciado.</text:p>
      <text:p text:style-name="P10"/>
      <text:p text:style-name="P26">Class Pessoa{</text:p>
      <text:p text:style-name="P26"><text:tab/></text:p>
      <text:p text:style-name="P26"><text:tab/>public $nome;</text:p>
      <text:p text:style-name="P26"/>
      <text:p text:style-name="P26"><text:tab/>public function _<text:span text:style-name="T35">_</text:span>construct(<text:span text:style-name="T34">$nome</text:span>){</text:p>
      <text:p text:style-name="P26"/>
      <text:p text:style-name="P26"><text:tab/><text:tab/><text:span text:style-name="T33">$this→nome = $nome;</text:span><text:tab/></text:p>
      <text:p text:style-name="P26"><text:tab/><text:line-break/><text:tab/>}</text:p>
      <text:p text:style-name="P26"/>
      <text:p text:style-name="P26"><text:tab/><text:span text:style-name="T38">public function __destruct( ){</text:span></text:p>
      <text:p text:style-name="P26"/>
      <text:p text:style-name="P26"><text:tab/><text:tab/><text:span text:style-name="T39">echo “O nome é $this-&gt;nome”;</text:span></text:p>
      <text:p text:style-name="P26"/>
      <text:p text:style-name="P26"><text:tab/><text:span text:style-name="T38">}</text:span></text:p>
      <text:p text:style-name="P26"/>
      <text:p text:style-name="P26">}</text:p>
      <text:p text:style-name="P26"><text:soft-page-break/></text:p>
      <text:p text:style-name="P27">$bruno = new Pessoa(‘<text:span text:style-name="T34">Bruno’</text:span>);</text:p>
      <text:p text:style-name="P11"/>
      <text:p text:style-name="P12"><text:tab/><text:span text:style-name="T36">Temos também a função __destruct </text:span><text:span text:style-name="T37">que assim como a __construct é chamada no final de todas as execuções feitas pela classe.</text:span></text:p>
      <text:p text:style-name="P12"/>
      <text:p text:style-name="P18">Métodos:</text:p>
      <text:p text:style-name="P18"/>
      <text:p text:style-name="P18"><text:tab/><text:span text:style-name="T16">Métodos são funções criadas dentro da classe.</text:span></text:p>
      <text:p text:style-name="P12"/>
      <text:p text:style-name="P15">Herança:</text:p>
      <text:p text:style-name="P15"/>
      <text:p text:style-name="P15"><text:tab/><text:span text:style-name="T16">Podemos criar classes que são herdadas de outras classes, recebendo todas as propriedades e </text:span><text:span text:style-name="T27">métodos</text:span><text:span text:style-name="T16"> que já foram criadas nesta. </text:span><text:span text:style-name="T17">Para fazer isso usamos a palavra-chave “extends”.</text:span></text:p>
      <text:p text:style-name="P15"><text:span text:style-name="T17"/></text:p>
      <text:p text:style-name="P28"><text:span text:style-name="T17">C</text:span><text:span text:style-name="T16">lass </text:span><text:span text:style-name="T18">Personagem</text:span><text:span text:style-name="T16">{</text:span></text:p>
      <text:p text:style-name="P28"><text:span text:style-name="T16"/></text:p>
      <text:p text:style-name="P28"><text:span text:style-name="T16"><text:tab/></text:span><text:span text:style-name="T18">public </text:span><text:span text:style-name="T16">$nome;</text:span></text:p>
      <text:p text:style-name="P28"><text:span text:style-name="T16"><text:tab/></text:span><text:span text:style-name="T18">public </text:span><text:span text:style-name="T16">$forca;</text:span></text:p>
      <text:p text:style-name="P28"><text:span text:style-name="T16"><text:tab/></text:span><text:span text:style-name="T18">public </text:span><text:span text:style-name="T16">$velocidade;</text:span></text:p>
      <text:p text:style-name="P28"><text:span text:style-name="T16"/></text:p>
      <text:p text:style-name="P28"><text:span text:style-name="T16">}</text:span></text:p>
      <text:p text:style-name="P28"><text:span text:style-name="T16"/></text:p>
      <text:p text:style-name="P29"><text:span text:style-name="T16">Class SuperHomem extends Personagem{</text:span></text:p>
      <text:p text:style-name="P29"><text:span text:style-name="T16"/></text:p>
      <text:p text:style-name="P29"><text:span text:style-name="T16"><text:tab/>public function __construct( </text:span><text:span text:style-name="T19">$nome </text:span><text:span text:style-name="T16">){</text:span></text:p>
      <text:p text:style-name="P29"><text:span text:style-name="T16"/></text:p>
      <text:p text:style-name="P29"><text:span text:style-name="T16"><text:tab/><text:tab/></text:span><text:span text:style-name="T19">$this→nome = $nome;</text:span></text:p>
      <text:p text:style-name="P30"><text:span text:style-name="T16"><text:tab/><text:tab/>$this→forca = 80;</text:span></text:p>
      <text:p text:style-name="P30"><text:span text:style-name="T16"><text:tab/><text:tab/>$this→velocidade = 30;</text:span></text:p>
      <text:p text:style-name="P29"><text:span text:style-name="T16"/></text:p>
      <text:p text:style-name="P29"><text:span text:style-name="T16"><text:tab/>}</text:span></text:p>
      <text:p text:style-name="P29"><text:span text:style-name="T16"/></text:p>
      <text:p text:style-name="P29"><text:span text:style-name="T16"><text:tab/></text:span><text:span text:style-name="T21">public function __destruct( ){</text:span></text:p>
      <text:p text:style-name="P29"><text:span text:style-name="T21"/></text:p>
      <text:p text:style-name="P29"><text:span text:style-name="T21"><text:tab/><text:tab/></text:span><text:span text:style-name="T22">echo “$this-&gt;nome, $this-&gt;forca, $this→velocidade”;</text:span></text:p>
      <text:p text:style-name="P29"><text:span text:style-name="T21"/></text:p>
      <text:p text:style-name="P29"><text:span text:style-name="T21"><text:tab/>}</text:span></text:p>
      <text:p text:style-name="P29"><text:span text:style-name="T16"/></text:p>
      <text:p text:style-name="P29"><text:span text:style-name="T16">}</text:span></text:p>
      <text:p text:style-name="P29"><text:span text:style-name="T16"/></text:p>
      <text:p text:style-name="P31"><text:soft-page-break/><text:span text:style-name="T16">$personagem1 = new SuperHomem(‘Super Homem’</text:span><text:span text:style-name="T20">);</text:span></text:p>
      <text:p text:style-name="P16"><text:span text:style-name="T20"/></text:p>
      <text:p text:style-name="P17"><text:span text:style-name="T50">Encapsulamento</text:span>:</text:p>
      <text:p text:style-name="P17"/>
      <text:p text:style-name="P13"><text:tab/><text:span text:style-name="T51">Encapsulamento é o conceito que protege e controla o acesso dos atributos e métodos em uma classe</text:span><text:span text:style-name="T40">. </text:span><text:span text:style-name="T52">No encapsulamento temos</text:span><text:span text:style-name="T40"> 3 tipos de </text:span><text:span text:style-name="T51">métodos de</text:span><text:span text:style-name="T40"> acessos. Sendo o </text:span><text:span text:style-name="T41">public, protected e private.</text:span></text:p>
      <text:p text:style-name="P13"/>
      <text:p text:style-name="P19"><text:span text:style-name="Strong_20_Emphasis"><text:span text:style-name="Source_20_Text"><text:span text:style-name="T29">public</text:span></text:span></text:span><text:span text:style-name="T29">: Permite acesso a partir de qualquer lugar, ou seja, dentro da própria classe, de outras classes do mesmo pacote e de classes externas.</text:span></text:p>
      <text:p text:style-name="P19"><text:span text:style-name="T29"/></text:p>
      <text:p text:style-name="P54"><text:span text:style-name="Strong_20_Emphasis"><text:span text:style-name="Source_20_Text"><text:span text:style-name="T29">protected</text:span></text:span></text:span><text:span text:style-name="T29">: Permite acesso dentro da própria classe, das classes do mesmo pacote e das subclasses (mesmo que estejam em pacotes diferentes).</text:span></text:p>
      <text:p text:style-name="P54"><text:span text:style-name="T29"/></text:p>
      <text:p text:style-name="Text_20_body"><text:span text:style-name="Strong_20_Emphasis"><text:span text:style-name="Source_20_Text"><text:span text:style-name="T29">private</text:span></text:span></text:span><text:span text:style-name="T29">: Restringe o acesso apenas à própria classe onde o membro foi declarado.</text:span></text:p>
      <text:p text:style-name="Text_20_body"><text:span text:style-name="T29"/></text:p>
      <text:p text:style-name="P55"><text:span text:style-name="T28">Constantes:</text:span></text:p>
      <text:p text:style-name="Text_20_body"><text:span text:style-name="T29"><text:tab/></text:span><text:span text:style-name="T30">Constantes são propriedades fixas que não podem ser alteradas. Elas são criadas e mantém o mesmo valor sendo imutáveis.</text:span></text:p>
      <text:p text:style-name="Text_20_body"><text:span text:style-name="T29"/></text:p>
      <text:p text:style-name="P46">class Pessoas5{</text:p>
      <text:p text:style-name="P47"/>
      <text:p text:style-name="P46">const nome = 'Bruno';</text:p>
      <text:p text:style-name="P46">const idade = 25;</text:p>
      <text:p text:style-name="P47"/>
      <text:p text:style-name="P46">public function get_nome(){</text:p>
      <text:p text:style-name="P47"/>
      <text:p text:style-name="P46">echo $this::nome . $this::idade;</text:p>
      <text:p text:style-name="P47"/>
      <text:p text:style-name="P46">}</text:p>
      <text:p text:style-name="P47"/>
      <text:p text:style-name="P46">}</text:p>
      <text:p text:style-name="P47"/>
      <text:p text:style-name="P46">$pessoa = new Pessoas5();</text:p>
      <text:p text:style-name="P46">$pessoa-&gt;get_nome();</text:p>
      <text:p text:style-name="Text_20_body"><text:span text:style-name="T29"/></text:p>
      <text:p text:style-name="P56"><text:span text:style-name="T28">Classes abstratas:</text:span></text:p>
      <text:p text:style-name="P56"><text:soft-page-break/><text:span text:style-name="T28"><text:tab/></text:span><text:span text:style-name="T29">As classes abstratas são classes que não serão </text:span><text:span text:style-name="T31">instanciadas</text:span><text:span text:style-name="T29"> </text:span><text:span text:style-name="T31">diretamente; Est</text:span><text:span text:style-name="T29">as serão herdadas e terão suas propriedades e funcionalidades para uso em suas classes filho. </text:span><text:span text:style-name="T32">Para o uso desse metódo usamos a palavra-chave “abstract”.</text:span></text:p>
      <text:p text:style-name="P33"/>
      <text:p text:style-name="P52">class Pessoas{</text:p>
      <text:p text:style-name="P52"><text:tab/></text:p>
      <text:p text:style-name="P52"><text:tab/>$nome;</text:p>
      <text:p text:style-name="P52"><text:tab/>$idade;</text:p>
      <text:p text:style-name="P52"/>
      <text:p text:style-name="P52"><text:tab/>abstract function get_nome();</text:p>
      <text:p text:style-name="P52"/>
      <text:p text:style-name="P52">}</text:p>
      <text:p text:style-name="P45"/>
      <text:p text:style-name="P45">class Funcionario extends Pessoas{</text:p>
      <text:p text:style-name="P48"><text:tab/></text:p>
      <text:p text:style-name="P48"><text:tab/>public $profissao;</text:p>
      <text:p text:style-name="P47"/>
      <text:p text:style-name="P46"><text:tab/>function __construct($nome, $idade, $profissao){</text:p>
      <text:p text:style-name="P47"/>
      <text:p text:style-name="P46"><text:tab/><text:tab/>$this-&gt;nome = $nome;</text:p>
      <text:p text:style-name="P46"><text:tab/><text:tab/>$this-&gt;idade = $idade;</text:p>
      <text:p text:style-name="P46"><text:tab/><text:tab/>$this-&gt;profissao = $profissao;</text:p>
      <text:p text:style-name="P47"/>
      <text:p text:style-name="P46"><text:tab/>}</text:p>
      <text:p text:style-name="P46"><text:tab/>public function get_nome(){</text:p>
      <text:p text:style-name="P46"><text:tab/><text:tab/>echo "$this-&gt;nome , $this-&gt;idade, $this-<text:tab/><text:tab/><text:tab/><text:tab/>&gt;profissao."; </text:p>
      <text:p text:style-name="P46"><text:tab/>}</text:p>
      <text:p text:style-name="P46">}</text:p>
      <text:p text:style-name="P46"/>
      <text:p text:style-name="P46">$bruno = new Funcionario1('Bruno', 25, 'Eletricista');</text:p>
      <text:p text:style-name="P46">$bruno-&gt;get_nome();</text:p>
      <text:p text:style-name="P34"/>
      <text:p text:style-name="P34"/>
      <text:p text:style-name="P35"><text:tab/><text:span text:style-name="T49">No exemplo acima mostramos também as funções que são criadas dentro de uma classe abstrata abstrações. Estas precisam ser chamadas obrigatoriamente pelas classes que recebem sua herença.</text:span></text:p>
      <text:p text:style-name="P35"/>
      <text:p text:style-name="P39">Interfaces:</text:p>
      <text:p text:style-name="P39"/>
      <text:p text:style-name="P39"><text:tab/><text:span text:style-name="T16">As interfaces são bem parecidas com as classes abstratas porém </text:span><text:span text:style-name="T23">algumas diferenças entre elas sendo:</text:span></text:p>
      <text:p text:style-name="P40"><text:soft-page-break/><text:span text:style-name="T16">1 - As classes abstratas aceitam propriedades, e as interfaces não, aceitando apenas métodos.</text:span></text:p>
      <text:p text:style-name="P40"><text:span text:style-name="T16"/></text:p>
      <text:p text:style-name="P40"><text:span text:style-name="T16">2 - </text:span><text:span text:style-name="T24">Os métodos em classes abstratas podem tem o modificador de acesso publico ou privado, em interfaces todos os métodos precisam ser públicos.</text:span></text:p>
      <text:p text:style-name="P40"><text:span text:style-name="T24"/></text:p>
      <text:p text:style-name="P41"><text:span text:style-name="T16">3 </text:span><text:span text:style-name="T25">-</text:span><text:span text:style-name="T16"> </text:span><text:span text:style-name="T25">Não é preciso inserir a palavra-chave “abstract” nos métodos como nas classes abstratas.</text:span></text:p>
      <text:p text:style-name="P41"><text:span text:style-name="T25"/></text:p>
      <text:p text:style-name="P41"><text:span text:style-name="T25"><text:tab/>Para implementar a interface utilizamos ao invés de utilizarmos a palavra-chave “class” usamos “interface”, e nas classes filho ao invés de usarmos “extends” usamos “implements”.</text:span></text:p>
      <text:p text:style-name="P41"><text:span text:style-name="T24"/></text:p>
      <text:p text:style-name="P53">interface Pessoas{</text:p>
      <text:p text:style-name="P49"/>
      <text:p text:style-name="P50"><text:tab/>public function set_nome( $nome );</text:p>
      <text:p text:style-name="P50"><text:tab/>public function get_nome( );</text:p>
      <text:p text:style-name="P49"/>
      <text:p text:style-name="P50">}</text:p>
      <text:p text:style-name="P49"/>
      <text:p text:style-name="P50">class Funcionario implements Pessoas{</text:p>
      <text:p text:style-name="P49"/>
      <text:p text:style-name="P50"><text:tab/>public $nome;</text:p>
      <text:p text:style-name="P49"/>
      <text:p text:style-name="P50"><text:tab/>public function set_nome( $nome ){</text:p>
      <text:p text:style-name="P49"/>
      <text:p text:style-name="P50"><text:tab/><text:tab/>$this-&gt;nome = $nome;</text:p>
      <text:p text:style-name="P49"/>
      <text:p text:style-name="P50"><text:tab/>}</text:p>
      <text:p text:style-name="P49"/>
      <text:p text:style-name="P50"><text:tab/>public function get_nome( ){</text:p>
      <text:p text:style-name="P49"/>
      <text:p text:style-name="P50"><text:tab/><text:tab/>echo "$this-&gt;nome";</text:p>
      <text:p text:style-name="P49"/>
      <text:p text:style-name="P50"><text:tab/>}</text:p>
      <text:p text:style-name="P49"/>
      <text:p text:style-name="P50">}</text:p>
      <text:p text:style-name="P49"/>
      <text:p text:style-name="P50">$bruno = new Funcionario( );</text:p>
      <text:p text:style-name="P50"/>
      <text:p text:style-name="P50">$bruno→set_nome( 'Bruno' );</text:p>
      <text:p text:style-name="P50">echo $bruno→get_nome( );</text:p>
      <text:p text:style-name="P36"/>
      <text:p text:style-name="P42"><text:soft-page-break/>Características do PHP (Traits):</text:p>
      <text:p text:style-name="P42"/>
      <text:p text:style-name="P37"><text:tab/>No PHP em si uma classe filho pode herdar apenas uma classe pai. Mas e se eu quero herdar mais de uma classe? Os traits resolvem esse problema!</text:p>
      <text:p text:style-name="P37"><text:tab/>A palavra-chave para seu uso é “trait” ao invés de “class” na classe pai, e nas classes filhos usamos “use”. Dessa maneira podemos herdar nas classes filhos quantas classes pai quisermos.</text:p>
      <text:p text:style-name="P36"/>
      <text:p text:style-name="P53">trait mensagem1{</text:p>
      <text:p text:style-name="P49"/>
      <text:p text:style-name="P50"><text:tab/>public function exibirMensagem1(){</text:p>
      <text:p text:style-name="P49"/>
      <text:p text:style-name="P50"><text:tab/><text:tab/>return "Mensagem 1!&lt;br&gt;";</text:p>
      <text:p text:style-name="P49"/>
      <text:p text:style-name="P50"><text:tab/>}</text:p>
      <text:p text:style-name="P49"/>
      <text:p text:style-name="P50">}</text:p>
      <text:p text:style-name="P49"/>
      <text:p text:style-name="P50">trait mensagem2{</text:p>
      <text:p text:style-name="P49"/>
      <text:p text:style-name="P50"><text:tab/>public function exibirMensagem2(){</text:p>
      <text:p text:style-name="P49"/>
      <text:p text:style-name="P50"><text:tab/><text:tab/>return "Mensagem 2!";</text:p>
      <text:p text:style-name="P49"/>
      <text:p text:style-name="P50"><text:tab/>}</text:p>
      <text:p text:style-name="P49"/>
      <text:p text:style-name="P50">}</text:p>
      <text:p text:style-name="P49"/>
      <text:p text:style-name="P50">class Mensagens{</text:p>
      <text:p text:style-name="P49"/>
      <text:p text:style-name="P50"><text:tab/>use mensagem1, mensagem2;</text:p>
      <text:p text:style-name="P49"/>
      <text:p text:style-name="P50">}</text:p>
      <text:p text:style-name="P49"/>
      <text:p text:style-name="P50">$mensagem = new Mensagens();</text:p>
      <text:p text:style-name="P49"/>
      <text:p text:style-name="P50">echo $mensagem-&gt;exibirMensagem1() . $mensagem-&gt;exibirMensagem2();</text:p>
      <text:p text:style-name="P36"/>
      <text:p text:style-name="P36"/>
      <text:p text:style-name="P43">Polimorfismo:</text:p>
      <text:p text:style-name="P43"/>
      <text:p text:style-name="P38"><text:soft-page-break/><text:tab/>Polimorfimo é nome do conceito dado quando variás classes herdam uma classe abstrata ou uma interface e tratam os dados herdados de diferentes formas.</text:p>
      <text:p text:style-name="P38"/>
      <text:p text:style-name="P44">Métodos <text:span text:style-name="T54">e Propriedades</text:span> Estátic<text:span text:style-name="T54">a</text:span>s:</text:p>
      <text:p text:style-name="P44"/>
      <text:p text:style-name="P44"><text:tab/><text:span text:style-name="T16">Métodos </text:span><text:span text:style-name="T26">e Propriedades </text:span><text:span text:style-name="T16">Estátic</text:span><text:span text:style-name="T26">a</text:span><text:span text:style-name="T16">s são métodos </text:span><text:span text:style-name="T26">e propriedades</text:span><text:span text:style-name="T16"> instanciad</text:span><text:span text:style-name="T26">a</text:span><text:span text:style-name="T16">s em uma classe que não precisam ser chamados em um objeto. Eles podem ser chamados diretamente.</text:span></text:p>
      <text:p text:style-name="P44"><text:span text:style-name="T16"/></text:p>
      <text:p text:style-name="P51">class Mensagem{</text:p>
      <text:p text:style-name="P49"/>
      <text:p text:style-name="P50"><text:tab/>public static function imprimir_mensagem(){</text:p>
      <text:p text:style-name="P49"/>
      <text:p text:style-name="P50"><text:tab/><text:tab/>echo "Olá, tudo bem?";</text:p>
      <text:p text:style-name="P49"/>
      <text:p text:style-name="P50"><text:tab/>}</text:p>
      <text:p text:style-name="P49"/>
      <text:p text:style-name="P50">}</text:p>
      <text:p text:style-name="P49"/>
      <text:p text:style-name="P50">Mensagem::imprimir_mensagem();</text:p>
      <text:p text:style-name="P32"/>
      <text:p text:style-name="P32"><text:tab/><text:span text:style-name="T53">Para chamar o método </text:span><text:span text:style-name="T55">ou propriedade </text:span><text:span text:style-name="T53">estátic</text:span><text:span text:style-name="T55">a</text:span><text:span text:style-name="T53"> em classes filhas precisamos utilizar a palavra-chave “parent” antes dos “::” .</text:span></text:p>
      <text:p text:style-name="P32"/>
      <text:p text:style-name="P50">class Pessoas{</text:p>
      <text:p text:style-name="P49"/>
      <text:p text:style-name="P50"><text:tab/>static $nome = 'Bruno Gonçalves de Souza';</text:p>
      <text:p text:style-name="P49"/>
      <text:p text:style-name="P50">}</text:p>
      <text:p text:style-name="P49"/>
      <text:p text:style-name="P50">class Funcionario extends Pessoas{</text:p>
      <text:p text:style-name="P49"/>
      <text:p text:style-name="P50"><text:tab/>public function get_nome(){</text:p>
      <text:p text:style-name="P49"/>
      <text:p text:style-name="P50"><text:tab/><text:tab/>echo parent::$nome;</text:p>
      <text:p text:style-name="P49"/>
      <text:p text:style-name="P50"><text:tab/>}</text:p>
      <text:p text:style-name="P49"/>
      <text:p text:style-name="P50">}</text:p>
      <text:p text:style-name="P49"/>
      <text:p text:style-name="P50">$bruno = new Funcionario();</text:p>
      <text:p text:style-name="P50">$bruno→get_nome(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nsolas" svg:font-family="Consolas, Menlo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9:01:25.273403122</meta:creation-date>
    <dc:date>2025-01-15T15:23:19.456276238</dc:date>
    <meta:editing-duration>PT6H21M19S</meta:editing-duration>
    <meta:editing-cycles>89</meta:editing-cycles>
    <meta:generator>LibreOffice/24.2.7.2$Linux_X86_64 LibreOffice_project/420$Build-2</meta:generator>
    <meta:document-statistic meta:table-count="0" meta:image-count="0" meta:object-count="0" meta:page-count="8" meta:paragraph-count="165" meta:word-count="981" meta:character-count="6730" meta:non-whitespace-character-count="5787"/>
  </office:meta>
</office:document-meta>
</file>